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1.43cm" svg:height="10.16cm" svg:x="5.234cm" svg:y="10.019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ca Bruno</meta:initial-creator>
    <meta:creation-date>2012-12-25T20:03:29</meta:creation-date>
    <dc:date>2012-12-25T20:14:48</dc:date>
    <dc:creator>Luca Bruno</dc:creator>
    <meta:editing-duration>PT11M20S</meta:editing-duration>
    <meta:editing-cycles>2</meta:editing-cycles>
    <meta:generator>LibreOffice/3.4$Unix LibreOffice_project/340m1$Build-50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arrow-down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10.161cm" xlink:href="." xlink:type="simple" chart:class="chart:line" chart:style-name="ch1">
        <chart:title svg:x="0.221cm" svg:y="0.338cm" chart:style-name="ch2">
          <text:p>% CPU time / Trials compared to the naive approach
for the complete semantics with e=0.005</text:p>
        </chart:title>
        <chart:legend chart:legend-position="bottom" svg:x="2.007cm" svg:y="9.369cm" style:legend-expansion="wide" chart:style-name="ch3"/>
        <chart:plot-area chart:style-name="ch4" chart:data-source-has-labels="both" svg:x="1.232cm" svg:y="2.292cm" svg:width="9.743cm" svg:height="5.9cm">
          <chartooo:coordinate-region svg:x="2.187cm" svg:y="2.496cm" svg:width="8.594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local-table.$A$2:.$A$12"/>
          </chart:axis>
          <chart:axis chart:dimension="y" chart:name="primary-y" chart:style-name="ch7">
            <chart:title svg:x="0.451cm" svg:y="6.665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local-table.$B$2:.$B$12" chart:label-cell-address="local-table.$B$1" chart:class="chart:line">
            <chart:data-point chart:repeated="11"/>
          </chart:series>
          <chart:series chart:style-name="ch11" chart:values-cell-range-address="local-table.$C$2:.$C$12" chart:label-cell-address="local-table.$C$1" chart:class="chart:line">
            <chart:data-point chart:repeated="11"/>
          </chart:series>
          <chart:series chart:style-name="ch12" chart:values-cell-range-address="local-table.$D$2:.$D$12" chart:label-cell-address="local-table.$D$1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time</text:p>
              </table:table-cell>
              <table:table-cell office:value-type="string">
                <text:p>Trials</text:p>
              </table:table-cell>
              <table:table-cell office:value-type="string">
                <text:p>Successes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.344113541181945">
                <text:p>0.344113541181945</text:p>
              </table:table-cell>
              <table:table-cell office:value-type="float" office:value="0.318958812834337">
                <text:p>0.318958812834337</text:p>
              </table:table-cell>
              <table:table-cell office:value-type="float" office:value="0.461104050262584">
                <text:p>0.46110405026258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321468547123349">
                <text:p>0.321468547123349</text:p>
              </table:table-cell>
              <table:table-cell office:value-type="float" office:value="0.287447967199775">
                <text:p>0.287447967199775</text:p>
              </table:table-cell>
              <table:table-cell office:value-type="float" office:value="0.435787814731892">
                <text:p>0.43578781473189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242606516290727">
                <text:p>0.242606516290727</text:p>
              </table:table-cell>
              <table:table-cell office:value-type="float" office:value="0.224132721258176">
                <text:p>0.224132721258176</text:p>
              </table:table-cell>
              <table:table-cell office:value-type="float" office:value="0.341245147226412">
                <text:p>0.34124514722641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227848101265823">
                <text:p>0.227848101265823</text:p>
              </table:table-cell>
              <table:table-cell office:value-type="float" office:value="0.200376288592445">
                <text:p>0.200376288592445</text:p>
              </table:table-cell>
              <table:table-cell office:value-type="float" office:value="0.320942376137637">
                <text:p>0.32094237613763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320284697508897">
                <text:p>0.320284697508897</text:p>
              </table:table-cell>
              <table:table-cell office:value-type="float" office:value="0.28058821381627">
                <text:p>0.28058821381627</text:p>
              </table:table-cell>
              <table:table-cell office:value-type="float" office:value="0.448824987065327">
                <text:p>0.44882498706532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456186612576065">
                <text:p>0.456186612576065</text:p>
              </table:table-cell>
              <table:table-cell office:value-type="float" office:value="0.413656575587045">
                <text:p>0.413656575587045</text:p>
              </table:table-cell>
              <table:table-cell office:value-type="float" office:value="0.66370771524998">
                <text:p>0.6637077152499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75591151792525">
                <text:p>0.475591151792525</text:p>
              </table:table-cell>
              <table:table-cell office:value-type="float" office:value="0.425499994975286">
                <text:p>0.425499994975286</text:p>
              </table:table-cell>
              <table:table-cell office:value-type="float" office:value="0.680550674907497">
                <text:p>0.68055067490749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482086406743941">
                <text:p>0.482086406743941</text:p>
              </table:table-cell>
              <table:table-cell office:value-type="float" office:value="0.429252966009224">
                <text:p>0.429252966009224</text:p>
              </table:table-cell>
              <table:table-cell office:value-type="float" office:value="0.690037819311486">
                <text:p>0.69003781931148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506232686980609">
                <text:p>0.506232686980609</text:p>
              </table:table-cell>
              <table:table-cell office:value-type="float" office:value="0.452120044965628">
                <text:p>0.452120044965628</text:p>
              </table:table-cell>
              <table:table-cell office:value-type="float" office:value="0.723938804850905">
                <text:p>0.72393880485090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530038143674507">
                <text:p>0.530038143674507</text:p>
              </table:table-cell>
              <table:table-cell office:value-type="float" office:value="0.473001364689454">
                <text:p>0.473001364689454</text:p>
              </table:table-cell>
              <table:table-cell office:value-type="float" office:value="0.754114075730947">
                <text:p>0.7541140757309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6818956699625">
                <text:p>0.56818956699625</text:p>
              </table:table-cell>
              <table:table-cell office:value-type="float" office:value="0.509279461182081">
                <text:p>0.509279461182081</text:p>
              </table:table-cell>
              <table:table-cell office:value-type="float" office:value="0.814401965300169">
                <text:p>0.8144019653001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